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076cm" draw:marker-end-width="0.076cm" draw:fill="none" draw:fill-color="#ffffff" fo:min-height="1.397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162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364cm" fo:min-width="3.921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0.712cm" fo:min-width="0.912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224cm" fo:min-width="3.006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0.62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0.757cm" fo:min-width="1.712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0.62cm" fo:min-width="3.332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0.619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882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0.736cm" fo:min-width="2.007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2.062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4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241cm" fo:min-width="0cm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457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0.905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163cm" fo:min-width="2.982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862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889cm" fo:min-width="0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0.646cm" fo:min-width="1.704cm" fo:padding-top="0.15cm" fo:padding-bottom="0.15cm" fo:padding-left="0.275cm" fo:padding-right="0.275cm"/>
    </style:style>
    <style:style style:name="gr21" style:family="graphic" style:parent-style-name="objectwithoutfill">
      <style:graphic-properties draw:stroke="solid" svg:stroke-width="0.051cm" draw:marker-start-width="0.076cm" draw:marker-end="" draw:marker-end-width="0.076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solid" svg:stroke-width="0.051cm" draw:marker-start-width="0.076cm" draw:marker-end-width="0.076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2.112cm" fo:min-width="0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859cm" fo:min-width="0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143cm" fo:min-width="4.161cm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svg:stroke-width="0.051cm" draw:marker-start-width="0.152cm" draw:marker-end-width="0.152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1cm" svg:stroke-color="#000000" draw:marker-start-width="0.152cm" draw:marker-end-width="0.152cm" draw:fill="none" draw:fill-color="#ffffff" draw:textarea-horizontal-align="left" draw:auto-grow-height="true" draw:auto-grow-width="false" fo:min-height="1.26cm" fo:min-width="0cm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width="0.051cm" svg:stroke-color="#000000" draw:marker-start-width="0.152cm" draw:marker-end-width="0.152cm" draw:fill="none" draw:fill-color="#ffffff" draw:textarea-horizontal-align="left" draw:auto-grow-height="true" draw:auto-grow-width="false" fo:min-height="1.862cm" fo:min-width="0cm" fo:padding-top="0.15cm" fo:padding-bottom="0.15cm" fo:padding-left="0.275cm" fo:padding-right="0.275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false" fo:min-height="1.407cm" fo:min-width="0cm" fo:padding-top="0.15cm" fo:padding-bottom="0.15cm" fo:padding-left="0.275cm" fo:padding-right="0.275cm"/>
    </style:style>
    <style:style style:name="P1" style:family="paragraph">
      <style:text-properties fo:font-size="16pt" style:font-size-asian="16pt"/>
    </style:style>
    <style:style style:name="P2" style:family="paragraph">
      <loext:graphic-properties draw:fill="none" draw:fill-color="#ffffff"/>
      <style:text-properties fo:font-size="16pt" style:font-size-asian="16pt"/>
    </style:style>
    <style:style style:name="P3" style:family="paragraph">
      <loext:graphic-properties draw:fill="none"/>
      <style:paragraph-properties fo:text-align="center"/>
      <style:text-properties fo:font-size="16pt" style:font-size-asian="16pt"/>
    </style:style>
    <style:style style:name="P4" style:family="paragraph">
      <loext:graphic-properties draw:fill="none"/>
      <style:paragraph-properties fo:text-align="center"/>
      <style:text-properties fo:font-size="16pt" style:font-size-asian="16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1" draw:id="id11" draw:layer="layout" svg:width="3.105cm" svg:height="1.697cm" svg:x="7.508cm" svg:y="6.789cm">
          <draw:text-box>
            <text:p text:style-name="P1">Blood glucose</text:p>
          </draw:text-box>
        </draw:frame>
        <draw:frame draw:style-name="gr2" draw:text-style-name="P2" xml:id="id3" draw:id="id3" draw:layer="layout" svg:width="3.024cm" svg:height="1.555cm" svg:x="12.454cm" svg:y="2.586cm">
          <draw:text-box>
            <text:p text:style-name="P1">Glucose digestion</text:p>
          </draw:text-box>
        </draw:frame>
        <draw:frame draw:style-name="gr3" draw:text-style-name="P2" xml:id="id18" draw:id="id18" draw:layer="layout" svg:width="3.047cm" svg:height="1.664cm" svg:x="17.003cm" svg:y="2.892cm">
          <draw:text-box>
            <text:p text:style-name="P1">Protein digestion</text:p>
          </draw:text-box>
        </draw:frame>
        <draw:frame draw:style-name="gr4" draw:text-style-name="P2" xml:id="id1" draw:id="id1" draw:layer="layout" svg:width="1.655cm" svg:height="1.012cm" svg:x="9.632cm" svg:y="1.004cm">
          <draw:text-box>
            <text:p text:style-name="P1">Diet</text:p>
          </draw:text-box>
        </draw:frame>
        <draw:frame draw:style-name="gr5" draw:text-style-name="P2" xml:id="id2" draw:id="id2" draw:layer="layout" svg:width="2.9cm" svg:height="1.555cm" svg:x="19.817cm" svg:y="1cm">
          <draw:text-box>
            <text:p text:style-name="P1">Fat digestion</text:p>
          </draw:text-box>
        </draw:frame>
        <draw:frame draw:style-name="gr6" draw:text-style-name="P2" xml:id="id12" draw:id="id12" draw:layer="layout" svg:width="3.425cm" svg:height="0.928cm" svg:x="14.314cm" svg:y="5.53cm">
          <draw:text-box>
            <text:p text:style-name="P1">Glucolysis</text:p>
          </draw:text-box>
        </draw:frame>
        <draw:frame draw:style-name="gr7" draw:text-style-name="P2" xml:id="id9" draw:id="id9" draw:layer="layout" svg:width="2.442cm" svg:height="1.057cm" svg:x="25.511cm" svg:y="5.404cm">
          <draw:text-box>
            <text:p text:style-name="P1">Ketosis</text:p>
          </draw:text-box>
        </draw:frame>
        <draw:frame draw:style-name="gr8" draw:text-style-name="P2" xml:id="id4" draw:id="id4" draw:layer="layout" svg:width="3.882cm" svg:height="1.555cm" svg:x="21.962cm" svg:y="18.495cm">
          <draw:text-box>
            <text:p text:style-name="P1">Blood ketones</text:p>
          </draw:text-box>
        </draw:frame>
        <draw:frame draw:style-name="gr9" draw:text-style-name="P2" xml:id="id5" draw:id="id5" draw:layer="layout" svg:width="4.657cm" svg:height="0.928cm" svg:x="7.986cm" svg:y="18.492cm">
          <draw:text-box>
            <text:p text:style-name="P1">Breath ketones</text:p>
          </draw:text-box>
        </draw:frame>
        <draw:frame draw:style-name="gr10" draw:text-style-name="P2" xml:id="id10" draw:id="id10" draw:layer="layout" svg:width="2.704cm" svg:height="2.182cm" svg:x="8.583cm" svg:y="9.179cm">
          <draw:text-box>
            <text:p text:style-name="P1">Liver glucose dump</text:p>
          </draw:text-box>
        </draw:frame>
        <draw:frame draw:style-name="gr11" draw:text-style-name="P2" xml:id="id6" draw:id="id6" draw:layer="layout" svg:width="3.07cm" svg:height="1.036cm" svg:x="3.413cm" svg:y="17.363cm">
          <draw:text-box>
            <text:p text:style-name="P1">Exercise</text:p>
          </draw:text-box>
        </draw:frame>
        <draw:frame draw:style-name="gr12" draw:text-style-name="P2" xml:id="id19" draw:id="id19" draw:layer="layout" svg:width="2.627cm" svg:height="2.362cm" svg:x="2.016cm" svg:y="13.116cm">
          <draw:text-box>
            <text:p text:style-name="P1">Muscle glucose intake</text:p>
          </draw:text-box>
        </draw:frame>
        <draw:frame draw:style-name="gr13" draw:text-style-name="P2" xml:id="id17" draw:id="id17" draw:layer="layout" svg:width="2.696cm" svg:height="1.7cm" svg:x="22.006cm" svg:y="8.479cm">
          <draw:text-box>
            <text:p text:style-name="P1">Energy balance</text:p>
          </draw:text-box>
        </draw:frame>
        <draw:frame draw:style-name="gr14" draw:text-style-name="P2" xml:id="id23" draw:id="id23" draw:layer="layout" svg:width="2.269cm" svg:height="1.555cm" svg:x="16.702cm" svg:y="16.407cm">
          <draw:text-box>
            <text:p text:style-name="P1">Water weight</text:p>
          </draw:text-box>
        </draw:frame>
        <draw:frame draw:style-name="gr15" draw:text-style-name="P2" xml:id="id7" draw:id="id7" draw:layer="layout" svg:width="2.507cm" svg:height="1.757cm" svg:x="18.051cm" svg:y="13.721cm">
          <draw:text-box>
            <text:p text:style-name="P1">Muscle mass</text:p>
          </draw:text-box>
        </draw:frame>
        <draw:frame draw:style-name="gr16" draw:text-style-name="P2" xml:id="id22" draw:id="id22" draw:layer="layout" svg:width="2.627cm" svg:height="1.205cm" svg:x="21.193cm" svg:y="16.748cm">
          <draw:text-box>
            <text:p text:style-name="P1">Weight</text:p>
          </draw:text-box>
        </draw:frame>
        <draw:frame draw:style-name="gr17" draw:text-style-name="P2" xml:id="id13" draw:id="id13" draw:layer="layout" svg:width="2.373cm" svg:height="1.555cm" svg:x="4.215cm" svg:y="11.033cm">
          <draw:text-box>
            <text:p text:style-name="P1">Blood insulin</text:p>
          </draw:text-box>
        </draw:frame>
        <draw:frame draw:style-name="gr18" draw:text-style-name="P2" xml:id="id15" draw:id="id15" draw:layer="layout" svg:width="3.366cm" svg:height="2.182cm" svg:x="2.016cm" svg:y="4.377cm">
          <draw:text-box>
            <text:p text:style-name="P1">Pancreas insulin production</text:p>
          </draw:text-box>
        </draw:frame>
        <draw:frame draw:style-name="gr19" draw:text-style-name="P2" xml:id="id16" draw:id="id16" draw:layer="layout" svg:width="2.555cm" svg:height="2.189cm" svg:x="1.62cm" svg:y="8.239cm">
          <draw:text-box>
            <text:p text:style-name="P1">Insulin granule storage</text:p>
          </draw:text-box>
        </draw:frame>
        <draw:frame draw:style-name="gr20" draw:text-style-name="P2" xml:id="id14" draw:id="id14" draw:layer="layout" svg:width="2.478cm" svg:height="0.946cm" svg:x="8.936cm" svg:y="4.499cm">
          <draw:text-box>
            <text:p text:style-name="P1">Hunger</text:p>
          </draw:text-box>
        </draw:frame>
        <draw:frame draw:style-name="gr14" draw:text-style-name="P2" xml:id="id25" draw:id="id25" draw:layer="layout" svg:width="3.89cm" svg:height="1.555cm" svg:x="13.954cm" svg:y="12.811cm">
          <draw:text-box>
            <text:p text:style-name="P1">Energy expenditure</text:p>
          </draw:text-box>
        </draw:frame>
        <draw:frame draw:style-name="gr14" draw:text-style-name="P2" xml:id="id8" draw:id="id8" draw:layer="layout" svg:width="2.029cm" svg:height="1.555cm" svg:x="23.986cm" svg:y="11.696cm">
          <draw:text-box>
            <text:p text:style-name="P1">Fat mass</text:p>
          </draw:text-box>
        </draw:frame>
        <draw:connector draw:style-name="gr21" draw:text-style-name="P3" draw:layer="layout" draw:type="line" svg:x1="11.287cm" svg:y1="1.51cm" svg:x2="19.817cm" svg:y2="1.777cm" draw:start-shape="id1" draw:start-glue-point="1" draw:end-shape="id2" draw:end-glue-point="3" svg:d="M11287 1510l8530 267" svg:viewBox="0 0 8531 268">
          <text:p/>
        </draw:connector>
        <draw:connector draw:style-name="gr21" draw:text-style-name="P3" draw:layer="layout" draw:type="line" svg:x1="10.459cm" svg:y1="2.016cm" svg:x2="12.454cm" svg:y2="3.363cm" draw:start-shape="id1" draw:start-glue-point="2" draw:end-shape="id3" svg:d="M10459 2016l1995 1347" svg:viewBox="0 0 1996 1348">
          <text:p/>
        </draw:connector>
        <draw:connector draw:style-name="gr22" draw:text-style-name="P3" draw:layer="layout" draw:type="line" svg:x1="21.962cm" svg:y1="19.272cm" svg:x2="12.643cm" svg:y2="18.956cm" draw:start-shape="id4" draw:start-glue-point="3" draw:end-shape="id5" svg:d="M21962 19272l-9319-316" svg:viewBox="0 0 9320 317">
          <text:p/>
        </draw:connector>
        <draw:connector draw:style-name="gr22" draw:text-style-name="P3" draw:layer="layout" draw:type="line" svg:x1="10.314cm" svg:y1="19.42cm" svg:x2="10.314cm" svg:y2="19.42cm" draw:start-shape="id5" draw:start-glue-point="2" draw:end-shape="id5" draw:end-glue-point="2" svg:d="M10314 19420z" svg:viewBox="0 0 1 1">
          <text:p/>
        </draw:connector>
        <draw:connector draw:style-name="gr22" draw:text-style-name="P3" draw:layer="layout" draw:type="line" svg:x1="6.483cm" svg:y1="17.881cm" svg:x2="21.962cm" svg:y2="19.272cm" draw:start-shape="id6" draw:start-glue-point="1" draw:end-shape="id4" svg:d="M6483 17881l15479 1391" svg:viewBox="0 0 15480 1392">
          <text:p/>
        </draw:connector>
        <draw:connector draw:style-name="gr22" draw:text-style-name="P3" draw:layer="layout" draw:type="line" svg:x1="20.558cm" svg:y1="14.599cm" svg:x2="23.986cm" svg:y2="12.473cm" draw:start-shape="id7" draw:start-glue-point="1" draw:end-shape="id8" draw:end-glue-point="3" svg:d="M20558 14599l3428-2126" svg:viewBox="0 0 3429 2127">
          <text:p/>
        </draw:connector>
        <draw:connector draw:style-name="gr22" draw:text-style-name="P3" draw:layer="layout" draw:type="line" svg:x1="26.732cm" svg:y1="6.461cm" svg:x2="25.844cm" svg:y2="19.272cm" draw:start-shape="id9" draw:start-glue-point="2" draw:end-shape="id4" draw:end-glue-point="1" svg:d="M26732 6461l-888 12811" svg:viewBox="0 0 889 12812">
          <text:p/>
        </draw:connector>
        <draw:connector draw:style-name="gr22" draw:text-style-name="P3" draw:layer="layout" draw:type="line" svg:x1="9.935cm" svg:y1="9.179cm" svg:x2="9.06cm" svg:y2="8.486cm" draw:start-shape="id10" draw:start-glue-point="0" draw:end-shape="id11" draw:end-glue-point="2" svg:d="M9935 9179l-875-693" svg:viewBox="0 0 876 694">
          <text:p/>
        </draw:connector>
        <draw:connector draw:style-name="gr22" draw:text-style-name="P3" draw:layer="layout" draw:type="line" svg:x1="14.314cm" svg:y1="5.994cm" svg:x2="10.613cm" svg:y2="7.637cm" draw:start-shape="id12" draw:end-shape="id11" draw:end-glue-point="1" svg:d="M14314 5994l-3701 1643" svg:viewBox="0 0 3702 1644">
          <text:p/>
        </draw:connector>
        <draw:connector draw:style-name="gr22" draw:text-style-name="P3" draw:layer="layout" draw:type="line" svg:x1="9.06cm" svg:y1="8.486cm" svg:x2="5.401cm" svg:y2="11.033cm" draw:start-shape="id11" draw:start-glue-point="2" draw:end-shape="id13" draw:end-glue-point="0" svg:d="M9060 8486l-3659 2547" svg:viewBox="0 0 3660 2548">
          <text:p/>
        </draw:connector>
        <draw:connector draw:style-name="gr22" draw:text-style-name="P3" draw:layer="layout" draw:type="line" svg:x1="9.06cm" svg:y1="6.789cm" svg:x2="10.175cm" svg:y2="5.445cm" draw:start-shape="id11" draw:start-glue-point="0" draw:end-shape="id14" draw:end-glue-point="2" svg:d="M9060 6789l1115-1344" svg:viewBox="0 0 1116 1345">
          <text:p/>
        </draw:connector>
        <draw:connector draw:style-name="gr22" draw:text-style-name="P3" draw:layer="layout" draw:type="line" svg:x1="3.699cm" svg:y1="6.559cm" svg:x2="5.401cm" svg:y2="11.033cm" draw:start-shape="id15" draw:start-glue-point="2" draw:end-shape="id13" draw:end-glue-point="0" svg:d="M3699 6559l1702 4474" svg:viewBox="0 0 1703 4475">
          <text:p/>
        </draw:connector>
        <draw:connector draw:style-name="gr22" draw:text-style-name="P3" draw:layer="layout" draw:type="line" svg:x1="2.897cm" svg:y1="10.428cm" svg:x2="5.401cm" svg:y2="11.033cm" draw:start-shape="id16" draw:start-glue-point="2" draw:end-shape="id13" draw:end-glue-point="0" svg:d="M2897 10428l2504 605" svg:viewBox="0 0 2505 606">
          <text:p/>
        </draw:connector>
        <draw:frame draw:style-name="gr23" draw:text-style-name="P2" xml:id="id26" draw:id="id26" draw:layer="layout" svg:width="2.627cm" svg:height="2.412cm" svg:x="11.807cm" svg:y="8.802cm">
          <draw:text-box>
            <text:p text:style-name="P1">Brain glucose need</text:p>
          </draw:text-box>
        </draw:frame>
        <draw:connector draw:style-name="gr22" draw:text-style-name="P3" draw:layer="layout" draw:type="line" svg:x1="25cm" svg:y1="11.696cm" svg:x2="23.354cm" svg:y2="10.179cm" draw:start-shape="id8" draw:start-glue-point="0" draw:end-shape="id17" draw:end-glue-point="2" svg:d="M25000 11696l-1646-1517" svg:viewBox="0 0 1647 1518">
          <text:p/>
        </draw:connector>
        <draw:connector draw:style-name="gr22" draw:text-style-name="P3" draw:layer="layout" draw:type="line" svg:x1="17.003cm" svg:y1="3.724cm" svg:x2="16.026cm" svg:y2="5.53cm" draw:start-shape="id18" draw:end-shape="id12" draw:end-glue-point="0" svg:d="M17003 3724l-977 1806" svg:viewBox="0 0 978 1807">
          <text:p/>
        </draw:connector>
        <draw:frame draw:style-name="gr18" draw:text-style-name="P2" xml:id="id27" draw:id="id27" draw:layer="layout" svg:width="3.629cm" svg:height="2.809cm" svg:x="14.768cm" svg:y="8.28cm">
          <draw:text-box>
            <text:p text:style-name="P1">Basal (minus brain) metabolism</text:p>
          </draw:text-box>
        </draw:frame>
        <draw:connector draw:style-name="gr22" draw:text-style-name="P3" draw:layer="layout" draw:type="line" svg:x1="6.588cm" svg:y1="11.81cm" svg:x2="8.583cm" svg:y2="10.27cm" draw:start-shape="id13" draw:start-glue-point="1" draw:end-shape="id10" svg:d="M6588 11810l1995-1540" svg:viewBox="0 0 1996 1541">
          <text:p/>
        </draw:connector>
        <draw:connector draw:style-name="gr22" draw:text-style-name="P3" draw:layer="layout" draw:type="line" svg:x1="5.401cm" svg:y1="12.588cm" svg:x2="3.329cm" svg:y2="13.116cm" draw:start-shape="id13" draw:start-glue-point="2" draw:end-shape="id19" draw:end-glue-point="0" svg:d="M5401 12588l-2072 528" svg:viewBox="0 0 2073 529">
          <text:p/>
        </draw:connector>
        <draw:connector draw:style-name="gr22" draw:text-style-name="P3" draw:layer="layout" draw:type="line" svg:x1="10.175cm" svg:y1="4.499cm" svg:x2="10.459cm" svg:y2="2.016cm" draw:start-shape="id14" draw:start-glue-point="0" draw:end-shape="id1" draw:end-glue-point="2" svg:d="M10175 4499l284-2483" svg:viewBox="0 0 285 2484">
          <text:p/>
        </draw:connector>
        <draw:connector draw:style-name="gr22" draw:text-style-name="P3" draw:layer="layout" draw:type="line" svg:x1="4.948cm" svg:y1="17.363cm" svg:x2="3.329cm" svg:y2="15.478cm" draw:start-shape="id6" draw:start-glue-point="0" draw:end-shape="id19" draw:end-glue-point="2" svg:d="M4948 17363l-1619-1885" svg:viewBox="0 0 1620 1886">
          <text:p/>
        </draw:connector>
        <draw:frame draw:style-name="gr24" draw:text-style-name="P2" xml:id="id20" draw:id="id20" draw:layer="layout" svg:width="3.248cm" svg:height="2.182cm" svg:x="5.826cm" svg:y="13.169cm">
          <draw:text-box>
            <text:p text:style-name="P1">Liver insulin resistance</text:p>
          </draw:text-box>
        </draw:frame>
        <draw:connector draw:style-name="gr22" draw:text-style-name="P3" draw:layer="layout" draw:type="line" svg:x1="5.401cm" svg:y1="12.588cm" svg:x2="5.826cm" svg:y2="14.26cm" draw:start-shape="id13" draw:start-glue-point="2" draw:end-shape="id20" draw:end-glue-point="3" svg:d="M5401 12588l425 1672" svg:viewBox="0 0 426 1673">
          <text:p/>
        </draw:connector>
        <draw:connector draw:style-name="gr22" draw:text-style-name="P3" draw:layer="layout" draw:type="line" svg:x1="7.45cm" svg:y1="13.169cm" svg:x2="9.935cm" svg:y2="11.361cm" draw:start-shape="id20" draw:start-glue-point="0" draw:end-shape="id10" draw:end-glue-point="2" svg:d="M7450 13169l2485-1808" svg:viewBox="0 0 2486 1809">
          <text:p/>
        </draw:connector>
        <draw:connector draw:style-name="gr22" draw:text-style-name="P3" draw:layer="layout" draw:type="line" svg:x1="4.948cm" svg:y1="18.399cm" svg:x2="7.986cm" svg:y2="18.956cm" draw:start-shape="id6" draw:start-glue-point="2" draw:end-shape="id5" draw:end-glue-point="3" svg:d="M4948 18399l3038 557" svg:viewBox="0 0 3039 558">
          <text:p/>
        </draw:connector>
        <draw:connector draw:style-name="gr22" draw:text-style-name="P3" draw:layer="layout" draw:type="line" svg:x1="2.897cm" svg:y1="8.239cm" svg:x2="3.699cm" svg:y2="6.559cm" draw:start-shape="id16" draw:start-glue-point="0" draw:end-shape="id15" svg:d="M2897 8239l802-1680" svg:viewBox="0 0 803 1681">
          <text:p/>
        </draw:connector>
        <draw:frame draw:style-name="gr14" draw:text-style-name="P2" xml:id="id21" draw:id="id21" draw:layer="layout" svg:width="2.246cm" svg:height="1.555cm" svg:x="21.614cm" svg:y="14.335cm">
          <draw:text-box>
            <text:p text:style-name="P1">Stable mass</text:p>
          </draw:text-box>
        </draw:frame>
        <draw:connector draw:style-name="gr22" draw:text-style-name="P3" draw:layer="layout" draw:type="line" svg:x1="20.558cm" svg:y1="14.599cm" svg:x2="21.614cm" svg:y2="15.112cm" draw:start-shape="id7" draw:start-glue-point="1" draw:end-shape="id21" draw:end-glue-point="3" svg:d="M20558 14599l1056 513" svg:viewBox="0 0 1057 514">
          <text:p/>
        </draw:connector>
        <draw:connector draw:style-name="gr22" draw:text-style-name="P3" draw:layer="layout" draw:type="line" svg:x1="25cm" svg:y1="13.251cm" svg:x2="23.86cm" svg:y2="15.112cm" draw:start-shape="id8" draw:start-glue-point="2" draw:end-shape="id21" draw:end-glue-point="1" svg:d="M25000 13251l-1140 1861" svg:viewBox="0 0 1141 1862">
          <text:p/>
        </draw:connector>
        <draw:connector draw:style-name="gr22" draw:text-style-name="P3" draw:layer="layout" draw:type="line" svg:x1="22.737cm" svg:y1="15.89cm" svg:x2="22.506cm" svg:y2="16.748cm" draw:start-shape="id21" draw:start-glue-point="2" draw:end-shape="id22" draw:end-glue-point="0" svg:d="M22737 15890l-231 858" svg:viewBox="0 0 232 859">
          <text:p/>
        </draw:connector>
        <draw:connector draw:style-name="gr22" draw:text-style-name="P3" draw:layer="layout" draw:type="line" svg:x1="22.737cm" svg:y1="15.89cm" svg:x2="18.971cm" svg:y2="17.184cm" draw:start-shape="id21" draw:start-glue-point="2" draw:end-shape="id23" draw:end-glue-point="1" svg:d="M22737 15890l-3766 1294" svg:viewBox="0 0 3767 1295">
          <text:p/>
        </draw:connector>
        <draw:connector draw:style-name="gr22" draw:text-style-name="P3" draw:layer="layout" draw:type="line" svg:x1="21.193cm" svg:y1="17.35cm" svg:x2="18.971cm" svg:y2="17.184cm" draw:start-shape="id22" draw:start-glue-point="3" draw:end-shape="id23" draw:end-glue-point="1" svg:d="M21193 17350l-2222-166" svg:viewBox="0 0 2223 167">
          <text:p/>
        </draw:connector>
        <draw:connector draw:style-name="gr22" draw:text-style-name="P3" draw:layer="layout" draw:type="line" svg:x1="26.015cm" svg:y1="12.473cm" svg:x2="26.732cm" svg:y2="6.461cm" draw:start-shape="id8" draw:start-glue-point="1" draw:end-shape="id9" draw:end-glue-point="2" svg:d="M26015 12473l717-6012" svg:viewBox="0 0 718 6013">
          <text:p/>
        </draw:connector>
        <draw:frame draw:style-name="gr6" draw:text-style-name="P2" xml:id="id24" draw:id="id24" draw:layer="layout" svg:width="4.917cm" svg:height="0.928cm" svg:x="17.927cm" svg:y="6.549cm">
          <draw:text-box>
            <text:p text:style-name="P1">Energy available</text:p>
          </draw:text-box>
        </draw:frame>
        <draw:connector draw:style-name="gr22" draw:text-style-name="P3" draw:layer="layout" draw:type="line" svg:x1="22.006cm" svg:y1="9.329cm" svg:x2="20.385cm" svg:y2="7.477cm" draw:start-shape="id17" draw:start-glue-point="3" draw:end-shape="id24" draw:end-glue-point="2" svg:d="M22006 9329l-1621-1852" svg:viewBox="0 0 1622 1853">
          <text:p/>
        </draw:connector>
        <draw:connector draw:style-name="gr22" draw:text-style-name="P3" draw:layer="layout" draw:type="line" svg:x1="22.006cm" svg:y1="9.329cm" svg:x2="17.844cm" svg:y2="13.588cm" draw:start-shape="id17" draw:start-glue-point="3" draw:end-shape="id25" svg:d="M22006 9329l-4162 4259" svg:viewBox="0 0 4163 4260">
          <text:p/>
        </draw:connector>
        <draw:connector draw:style-name="gr22" draw:text-style-name="P3" draw:layer="layout" draw:type="line" svg:x1="22.844cm" svg:y1="7.013cm" svg:x2="25.511cm" svg:y2="5.932cm" draw:start-shape="id24" draw:start-glue-point="1" draw:end-shape="id9" draw:end-glue-point="3" svg:d="M22844 7013l2667-1081" svg:viewBox="0 0 2668 1082">
          <text:p/>
        </draw:connector>
        <draw:connector draw:style-name="gr22" draw:text-style-name="P3" draw:layer="layout" draw:type="line" svg:x1="17.844cm" svg:y1="13.588cm" svg:x2="20.385cm" svg:y2="7.477cm" draw:start-shape="id25" draw:start-glue-point="1" draw:end-shape="id24" draw:end-glue-point="2" svg:d="M17844 13588l2541-6111" svg:viewBox="0 0 2542 6112">
          <text:p/>
        </draw:connector>
        <draw:connector draw:style-name="gr22" draw:text-style-name="P3" draw:layer="layout" draw:type="line" svg:x1="22.717cm" svg:y1="1.777cm" svg:x2="26.732cm" svg:y2="5.404cm" draw:start-shape="id2" draw:start-glue-point="1" draw:end-shape="id9" draw:end-glue-point="0" svg:d="M22717 1777l4015 3627" svg:viewBox="0 0 4016 3628">
          <text:p/>
        </draw:connector>
        <draw:connector draw:style-name="gr22" draw:text-style-name="P3" draw:layer="layout" draw:type="line" svg:x1="13.12cm" svg:y1="8.802cm" svg:x2="16.026cm" svg:y2="6.458cm" draw:start-shape="id26" draw:start-glue-point="0" draw:end-shape="id12" draw:end-glue-point="2" svg:d="M13120 8802l2906-2344" svg:viewBox="0 0 2907 2345">
          <text:p/>
        </draw:connector>
        <draw:connector draw:style-name="gr22" draw:text-style-name="P3" draw:layer="layout" draw:type="line" svg:x1="24.702cm" svg:y1="9.329cm" svg:x2="26.732cm" svg:y2="6.461cm" draw:start-shape="id17" draw:start-glue-point="1" draw:end-shape="id9" draw:end-glue-point="2" svg:d="M24702 9329l2030-2868" svg:viewBox="0 0 2031 2869">
          <text:p/>
        </draw:connector>
        <draw:frame draw:style-name="gr25" draw:text-style-name="P2" xml:id="id28" draw:id="id28" draw:layer="layout" svg:width="3.499cm" svg:height="1.555cm" svg:x="9.763cm" svg:y="11.891cm">
          <draw:text-box>
            <text:p text:style-name="P1">Basal metabolism</text:p>
          </draw:text-box>
        </draw:frame>
        <draw:connector draw:style-name="gr26" draw:text-style-name="P3" draw:layer="layout" draw:type="line" svg:x1="14.434cm" svg:y1="10.008cm" svg:x2="14.768cm" svg:y2="9.684cm" draw:start-shape="id26" draw:start-glue-point="1" draw:end-shape="id27" draw:end-glue-point="3" svg:d="M14434 10008l334-324" svg:viewBox="0 0 335 325">
          <text:p/>
        </draw:connector>
        <draw:connector draw:style-name="gr26" draw:text-style-name="P3" draw:layer="layout" draw:type="line" svg:x1="13.262cm" svg:y1="12.668cm" svg:x2="16.582cm" svg:y2="11.089cm" draw:start-shape="id28" draw:start-glue-point="1" draw:end-shape="id27" draw:end-glue-point="2" svg:d="M13262 12668l3320-1579" svg:viewBox="0 0 3321 1580">
          <text:p/>
        </draw:connector>
        <draw:connector draw:style-name="gr26" draw:text-style-name="P3" draw:layer="layout" draw:type="line" svg:x1="13.12cm" svg:y1="11.214cm" svg:x2="11.512cm" svg:y2="11.891cm" draw:start-shape="id26" draw:start-glue-point="2" draw:end-shape="id28" draw:end-glue-point="0" svg:d="M13120 11214l-1608 677" svg:viewBox="0 0 1609 678">
          <text:p/>
        </draw:connector>
        <draw:connector draw:style-name="gr26" draw:text-style-name="P3" draw:layer="layout" draw:type="line" svg:x1="6.483cm" svg:y1="17.881cm" svg:x2="13.954cm" svg:y2="13.588cm" draw:start-shape="id6" draw:start-glue-point="1" draw:end-shape="id25" draw:end-glue-point="3" svg:d="M6483 17881l7471-4293" svg:viewBox="0 0 7472 4294">
          <text:p/>
        </draw:connector>
        <draw:connector draw:style-name="gr26" draw:text-style-name="P3" draw:layer="layout" draw:type="line" svg:x1="13.262cm" svg:y1="12.668cm" svg:x2="13.954cm" svg:y2="13.588cm" draw:start-shape="id28" draw:end-shape="id25" svg:d="M13262 12668l692 920" svg:viewBox="0 0 693 921">
          <text:p/>
        </draw:connector>
        <draw:connector draw:style-name="gr26" draw:text-style-name="P3" draw:layer="layout" draw:type="line" svg:x1="6.483cm" svg:y1="17.881cm" svg:x2="11.512cm" svg:y2="13.446cm" draw:start-shape="id6" draw:start-glue-point="1" draw:end-shape="id28" draw:end-glue-point="2" svg:d="M6483 17881l5029-4435" svg:viewBox="0 0 5030 4436">
          <text:p/>
        </draw:connector>
        <draw:connector draw:style-name="gr26" draw:text-style-name="P3" draw:layer="layout" draw:type="line" svg:x1="5.401cm" svg:y1="12.588cm" svg:x2="4.948cm" svg:y2="17.363cm" draw:start-shape="id13" draw:start-glue-point="2" draw:end-shape="id6" svg:d="M5401 12588l-453 4775" svg:viewBox="0 0 454 4776">
          <text:p/>
        </draw:connector>
        <draw:connector draw:style-name="gr26" draw:text-style-name="P3" draw:layer="layout" draw:type="line" svg:x1="10.613cm" svg:y1="7.637cm" svg:x2="11.807cm" svg:y2="10.008cm" draw:start-shape="id11" draw:start-glue-point="1" draw:end-shape="id26" svg:d="M10613 7637l1194 2371" svg:viewBox="0 0 1195 2372">
          <text:p/>
        </draw:connector>
        <draw:connector draw:style-name="gr26" draw:text-style-name="P3" draw:layer="layout" draw:type="line" svg:x1="10.613cm" svg:y1="7.637cm" svg:x2="13.966cm" svg:y2="4.141cm" draw:start-shape="id11" draw:end-shape="id3" draw:end-glue-point="2" svg:d="M10613 7637l3353-3496" svg:viewBox="0 0 3354 3497">
          <text:p/>
        </draw:connector>
        <draw:frame draw:style-name="gr27" draw:text-style-name="P2" xml:id="id29" draw:id="id29" draw:layer="layout" svg:width="2.627cm" svg:height="1.56cm" svg:x="5.598cm" svg:y="4.901cm">
          <draw:text-box>
            <text:p text:style-name="P1">Fasting glucose</text:p>
          </draw:text-box>
        </draw:frame>
        <draw:frame draw:style-name="gr28" draw:text-style-name="P2" xml:id="id30" draw:id="id30" draw:layer="layout" svg:width="2.747cm" svg:height="2.182cm" svg:x="6.655cm" svg:y="1.463cm">
          <draw:text-box>
            <text:p text:style-name="P1">Post-prandial glucose</text:p>
          </draw:text-box>
        </draw:frame>
        <draw:connector draw:style-name="gr29" draw:text-style-name="P3" draw:layer="layout" draw:type="line" svg:x1="6.911cm" svg:y1="6.461cm" svg:x2="7.508cm" svg:y2="7.637cm" draw:start-shape="id29" draw:start-glue-point="2" draw:end-shape="id11" draw:end-glue-point="3" svg:d="M6911 6461l597 1176" svg:viewBox="0 0 598 1177">
          <text:p/>
        </draw:connector>
        <draw:connector draw:style-name="gr29" draw:text-style-name="P3" draw:layer="layout" draw:type="line" svg:x1="6.911cm" svg:y1="4.901cm" svg:x2="8.028cm" svg:y2="3.645cm" draw:start-shape="id29" draw:start-glue-point="0" draw:end-shape="id30" draw:end-glue-point="2" svg:d="M6911 4901l1117-1256" svg:viewBox="0 0 1118 1257">
          <text:p/>
        </draw:connector>
        <draw:connector draw:style-name="gr29" draw:text-style-name="P3" draw:layer="layout" draw:type="line" svg:x1="8.028cm" svg:y1="3.645cm" svg:x2="9.06cm" svg:y2="6.789cm" draw:start-shape="id30" draw:start-glue-point="2" draw:end-shape="id11" draw:end-glue-point="0" svg:d="M8028 3645l1032 3144" svg:viewBox="0 0 1033 3145">
          <text:p/>
        </draw:connector>
        <draw:frame draw:style-name="gr30" draw:text-style-name="P2" xml:id="id31" draw:id="id31" draw:layer="layout" svg:width="3.105cm" svg:height="1.707cm" svg:x="1.982cm" svg:y="1.301cm">
          <draw:text-box>
            <text:p text:style-name="P1">Circadian rhythm</text:p>
          </draw:text-box>
        </draw:frame>
        <draw:connector draw:style-name="gr29" draw:text-style-name="P3" draw:layer="layout" draw:type="line" svg:x1="3.534cm" svg:y1="3.008cm" svg:x2="6.911cm" svg:y2="4.901cm" draw:start-shape="id31" draw:start-glue-point="2" draw:end-shape="id29" draw:end-glue-point="0" svg:d="M3534 3008l3377 1893" svg:viewBox="0 0 3378 1894">
          <text:p/>
        </draw:connector>
        <draw:connector draw:style-name="gr29" draw:text-style-name="P3" draw:layer="layout" draw:type="line" svg:x1="17.739cm" svg:y1="5.994cm" svg:x2="25.511cm" svg:y2="5.932cm" draw:start-shape="id12" draw:start-glue-point="1" draw:end-shape="id9" draw:end-glue-point="3" svg:d="M17739 5994l7772-62" svg:viewBox="0 0 7773 63">
          <text:p/>
        </draw:connector>
        <draw:connector draw:style-name="gr29" draw:text-style-name="P3" draw:layer="layout" draw:type="line" svg:x1="15.478cm" svg:y1="3.363cm" svg:x2="17.003cm" svg:y2="3.724cm" draw:start-shape="id3" draw:start-glue-point="1" draw:end-shape="id18" draw:end-glue-point="3" svg:d="M15478 3363l1525 361" svg:viewBox="0 0 1526 362">
          <text:p/>
        </draw:connector>
        <draw:connector draw:style-name="gr29" draw:text-style-name="P3" draw:layer="layout" draw:type="line" svg:x1="18.526cm" svg:y1="2.892cm" svg:x2="21.267cm" svg:y2="2.555cm" draw:start-shape="id18" draw:start-glue-point="0" draw:end-shape="id2" draw:end-glue-point="2" svg:d="M18526 2892l2741-337" svg:viewBox="0 0 2742 338">
          <text:p/>
        </draw:connector>
        <draw:connector draw:style-name="gr29" draw:text-style-name="P3" draw:layer="layout" draw:type="line" svg:x1="20.385cm" svg:y1="6.549cm" svg:x2="17.739cm" svg:y2="5.994cm" draw:start-shape="id24" draw:start-glue-point="0" draw:end-shape="id12" svg:d="M20385 6549l-2646-555" svg:viewBox="0 0 2647 556">
          <text:p/>
        </draw:connector>
        <draw:connector draw:style-name="gr29" draw:text-style-name="P3" draw:layer="layout" draw:type="line" svg:x1="16.026cm" svg:y1="5.53cm" svg:x2="13.966cm" svg:y2="4.141cm" draw:start-shape="id12" draw:start-glue-point="0" draw:end-shape="id3" draw:end-glue-point="2" svg:d="M16026 5530l-2060-1389" svg:viewBox="0 0 2061 1390">
          <text:p/>
        </draw:connector>
        <draw:connector draw:style-name="gr29" draw:text-style-name="P3" draw:layer="layout" draw:type="line" svg:x1="3.699cm" svg:y1="6.559cm" svg:x2="7.508cm" svg:y2="7.637cm" draw:start-shape="id15" draw:start-glue-point="2" draw:end-shape="id11" draw:end-glue-point="3" svg:d="M3699 6559l3809 1078" svg:viewBox="0 0 3810 1079">
          <text:p/>
        </draw:connector>
        <draw:connector draw:style-name="gr29" draw:text-style-name="P4" draw:layer="layout" draw:type="line" svg:x1="6.483cm" svg:y1="17.881cm" svg:x2="18.051cm" svg:y2="14.599cm" draw:start-shape="id6" draw:start-glue-point="1" draw:end-shape="id7" draw:end-glue-point="3" svg:d="M6483 17881l11568-3282" svg:viewBox="0 0 11569 32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03:12:44.449149565</meta:creation-date>
    <dc:date>2018-10-02T16:44:36.666793638</dc:date>
    <meta:editing-duration>PT14H17M7S</meta:editing-duration>
    <meta:editing-cycles>8</meta:editing-cycles>
    <meta:generator>LibreOffice/5.2.7.2$Linux_X86_64 LibreOffice_project/20m0$Build-2</meta:generator>
    <meta:print-date>2018-10-01T15:53:37.275594938</meta:print-date>
    <meta:document-statistic meta:object-count="87"/>
  </office:meta>
</office:document-meta>
</file>